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 SSm" svg:font-family="'Gotham SSm', Helvetica, Arial, sans-serif"/>
    <style:font-face style:name="Georgia1" svg:font-family="Georgia" style:font-family-generic="roman"/>
    <style:font-face style:name="Arial" svg:font-family="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officeooo:rsid="000f67da" officeooo:paragraph-rsid="000f67da"/>
    </style:style>
    <style:style style:name="P3" style:family="paragraph" style:parent-style-name="Standard">
      <style:text-properties officeooo:rsid="000f67da" officeooo:paragraph-rsid="00246566"/>
    </style:style>
    <style:style style:name="P4" style:family="paragraph" style:parent-style-name="Standard">
      <style:text-properties officeooo:paragraph-rsid="000ff2a2"/>
    </style:style>
    <style:style style:name="P5" style:family="paragraph" style:parent-style-name="Standard">
      <style:text-properties style:font-name="Arial" fo:language="en" fo:country="US"/>
    </style:style>
    <style:style style:name="P6" style:family="paragraph" style:parent-style-name="Standard">
      <style:text-properties style:font-name="Arial" fo:language="en" fo:country="US" officeooo:rsid="000bfc5c" officeooo:paragraph-rsid="000bfc5c"/>
    </style:style>
    <style:style style:name="P7" style:family="paragraph" style:parent-style-name="Standard">
      <style:text-properties style:font-name="Arial" officeooo:paragraph-rsid="000ff2a2"/>
    </style:style>
    <style:style style:name="P8" style:family="paragraph" style:parent-style-name="Standard">
      <style:text-properties officeooo:paragraph-rsid="0015050a"/>
    </style:style>
    <style:style style:name="P9" style:family="paragraph" style:parent-style-name="Standard">
      <style:text-properties officeooo:paragraph-rsid="0017b47c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rsid="000f67da" officeooo:paragraph-rsid="000f67da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style:font-name="Arial" fo:language="en" fo:country="US" officeooo:rsid="000b01a9" officeooo:paragraph-rsid="000b01a9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style:font-name="Arial" fo:language="en" fo:country="US" officeooo:rsid="000b01a9" officeooo:paragraph-rsid="000dcd96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style:font-name="Arial" fo:language="en" fo:country="US" officeooo:paragraph-rsid="000dcd96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style:font-name="Arial" fo:language="en" fo:country="US" officeooo:paragraph-rsid="0026ba28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officeooo:paragraph-rsid="000b01a9"/>
    </style:style>
    <style:style style:name="P16" style:family="paragraph" style:parent-style-name="Standard">
      <style:text-properties fo:color="#0c628d" fo:language="en" fo:country="US" officeooo:rsid="0019816c" officeooo:paragraph-rsid="002ae241"/>
    </style:style>
    <style:style style:name="P17" style:family="paragraph" style:parent-style-name="Standard">
      <style:text-properties style:font-name="Arial" fo:language="en" fo:country="US" officeooo:rsid="0019816c"/>
    </style:style>
    <style:style style:name="P18" style:family="paragraph" style:parent-style-name="Standard" style:list-style-name="L2">
      <style:text-properties style:font-name="Arial" fo:language="en" fo:country="US"/>
    </style:style>
    <style:style style:name="P19" style:family="paragraph" style:parent-style-name="Standard" style:list-style-name="L3">
      <style:text-properties style:font-name="Arial" fo:language="en" fo:country="US"/>
    </style:style>
    <style:style style:name="P20" style:family="paragraph" style:parent-style-name="Standard" style:list-style-name="L3">
      <style:text-properties style:font-name="Arial" fo:language="en" fo:country="US" officeooo:paragraph-rsid="000dcd96"/>
    </style:style>
    <style:style style:name="P21" style:family="paragraph" style:parent-style-name="Standard" style:list-style-name="L3">
      <style:text-properties style:font-name="Arial" fo:font-size="8pt" fo:language="en" fo:country="US" officeooo:paragraph-rsid="000dcd96" style:font-size-asian="8pt" style:font-size-complex="8pt"/>
    </style:style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 style:parent-style-name="Standard">
      <style:text-properties style:font-name="Arial"/>
    </style:style>
    <style:style style:name="P25" style:family="paragraph" style:parent-style-name="Standard" style:list-style-name="L5">
      <style:text-properties style:font-name="Arial"/>
    </style:style>
    <style:style style:name="P26" style:family="paragraph" style:parent-style-name="Standard" style:list-style-name="L5">
      <style:text-properties style:font-name="Arial" officeooo:paragraph-rsid="002e4426"/>
    </style:style>
    <style:style style:name="P27" style:family="paragraph" style:parent-style-name="Standard" style:list-style-name="L5">
      <style:text-properties style:font-name="Arial" officeooo:paragraph-rsid="002ed697"/>
    </style:style>
    <style:style style:name="P28" style:family="paragraph" style:parent-style-name="Standard">
      <style:text-properties fo:language="en" fo:country="US"/>
    </style:style>
    <style:style style:name="P29" style:family="paragraph" style:parent-style-name="Standard">
      <style:text-properties officeooo:paragraph-rsid="002c098f"/>
    </style:style>
    <style:style style:name="P30" style:family="paragraph" style:parent-style-name="Standard">
      <style:text-properties officeooo:paragraph-rsid="000f67da"/>
    </style:style>
    <style:style style:name="P31" style:family="paragraph" style:parent-style-name="Standard" style:list-style-name="L4">
      <style:text-properties officeooo:paragraph-rsid="002cf2ba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Arial" officeooo:paragraph-rsid="000dcd96"/>
    </style:style>
    <style:style style:name="P33" style:family="paragraph" style:parent-style-name="Standard">
      <style:paragraph-properties fo:margin-left="0in" fo:margin-right="0in" fo:text-indent="0in" style:auto-text-indent="false"/>
      <style:text-properties officeooo:paragraph-rsid="002c098f"/>
    </style:style>
    <style:style style:name="P34" style:family="paragraph" style:parent-style-name="Standard">
      <style:paragraph-properties fo:margin-left="0in" fo:margin-right="0in" fo:text-indent="0in" style:auto-text-indent="false"/>
      <style:text-properties officeooo:paragraph-rsid="000ff2a2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style:font-name="arial" officeooo:paragraph-rsid="002ae241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fo:color="#0c628d" fo:language="en" fo:country="US" officeooo:rsid="0019816c" officeooo:paragraph-rsid="000f67da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38" style:family="paragraph" style:parent-style-name="Standard" style:list-style-name="L5">
      <style:paragraph-properties fo:margin-left="0in" fo:margin-right="0in" fo:text-indent="0in" style:auto-text-indent="false"/>
      <style:text-properties style:font-name="Arial" officeooo:paragraph-rsid="002ed697"/>
    </style:style>
    <style:style style:name="P39" style:family="paragraph" style:parent-style-name="Text_20_body">
      <style:text-properties officeooo:paragraph-rsid="002ed697"/>
    </style:style>
    <style:style style:name="P40" style:family="paragraph" style:parent-style-name="Text_20_body">
      <style:paragraph-properties fo:margin-top="0in" fo:margin-bottom="0in" loext:contextual-spacing="false"/>
      <style:text-properties style:font-name="Arial" officeooo:paragraph-rsid="002ae241"/>
    </style:style>
    <style:style style:name="P41" style:family="paragraph" style:parent-style-name="Text_20_body">
      <style:paragraph-properties fo:margin-top="0in" fo:margin-bottom="0in" loext:contextual-spacing="false"/>
      <style:text-properties style:font-name="Arial" officeooo:paragraph-rsid="002c098f"/>
    </style:style>
    <style:style style:name="P42" style:family="paragraph" style:parent-style-name="Text_20_body">
      <style:paragraph-properties fo:margin-top="0in" fo:margin-bottom="0in" loext:contextual-spacing="false"/>
      <style:text-properties officeooo:paragraph-rsid="002c098f"/>
    </style:style>
    <style:style style:name="P4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2ae241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222222" style:font-name="Gotham SSm" fo:font-size="9.75pt" fo:letter-spacing="normal" fo:font-style="normal" fo:font-weight="normal" officeooo:paragraph-rsid="002ae241"/>
    </style:style>
    <style:style style:name="P45" style:family="paragraph" style:parent-style-name="Heading_20_1">
      <style:text-properties fo:color="#0c628d" fo:language="en" fo:country="US" officeooo:rsid="000f67da" officeooo:paragraph-rsid="000f67da"/>
    </style:style>
    <style:style style:name="P46" style:family="paragraph" style:parent-style-name="Heading_20_1">
      <style:text-properties fo:color="#0c628d" fo:font-size="20pt" fo:language="en" fo:country="US" style:font-size-asian="20pt" style:font-size-complex="20pt"/>
    </style:style>
    <style:style style:name="P47" style:family="paragraph" style:parent-style-name="Heading_20_1">
      <style:text-properties fo:font-size="20pt" officeooo:paragraph-rsid="000f67da" style:font-size-asian="20pt" style:font-size-complex="20pt"/>
    </style:style>
    <style:style style:name="P48" style:family="paragraph" style:parent-style-name="Name" style:master-pag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fo:color="#0c628d" fo:language="en" fo:country="US" officeooo:rsid="000b01a9" officeooo:paragraph-rsid="000dcd96"/>
    </style:style>
    <style:style style:name="P49" style:family="paragraph" style:parent-style-name="Heading_20_4">
      <style:paragraph-properties fo:margin-left="0in" fo:margin-right="0in" fo:text-indent="0in" style:auto-text-indent="false"/>
      <style:text-properties officeooo:paragraph-rsid="002ae241"/>
    </style:style>
    <style:style style:name="P50" style:family="paragraph" style:parent-style-name="Heading_20_4">
      <style:paragraph-properties fo:margin-left="0in" fo:margin-right="0in" fo:text-indent="0in" style:auto-text-indent="false"/>
      <style:text-properties fo:color="#0c628d" style:font-name="Arial" fo:language="en" fo:country="US" officeooo:rsid="0019816c" officeooo:paragraph-rsid="002ae241"/>
    </style:style>
    <style:style style:name="T1" style:family="text">
      <style:text-properties style:font-name="Cambria" style:font-name-complex="Cambria" text:display="non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dcd96"/>
    </style:style>
    <style:style style:name="T4" style:family="text">
      <style:text-properties fo:language="en" fo:country="US" officeooo:rsid="002e4426"/>
    </style:style>
    <style:style style:name="T5" style:family="text">
      <style:text-properties style:font-name="Arial"/>
    </style:style>
    <style:style style:name="T6" style:family="text">
      <style:text-properties style:font-name="Arial" fo:language="en" fo:country="US"/>
    </style:style>
    <style:style style:name="T7" style:family="text">
      <style:text-properties style:font-name="Arial" fo:language="en" fo:country="US" officeooo:rsid="000b01a9"/>
    </style:style>
    <style:style style:name="T8" style:family="text">
      <style:text-properties style:font-name="Arial" fo:language="en" fo:country="US" fo:font-weight="normal" style:font-weight-asian="normal" style:font-weight-complex="normal"/>
    </style:style>
    <style:style style:name="T9" style:family="text">
      <style:text-properties style:font-name="Arial" fo:language="en" fo:country="US" fo:font-weight="normal" officeooo:rsid="000bfc5c" style:font-weight-asian="normal" style:font-weight-complex="normal"/>
    </style:style>
    <style:style style:name="T10" style:family="text">
      <style:text-properties style:font-name="Arial" fo:language="en" fo:country="US" fo:font-weight="normal" officeooo:rsid="00120723" style:font-weight-asian="normal" style:font-weight-complex="normal"/>
    </style:style>
    <style:style style:name="T11" style:family="text">
      <style:text-properties style:font-name="Arial" fo:language="en" fo:country="US" fo:font-weight="normal" officeooo:rsid="00135d32" style:font-weight-asian="normal" style:font-weight-complex="normal"/>
    </style:style>
    <style:style style:name="T12" style:family="text">
      <style:text-properties style:font-name="Arial" fo:language="en" fo:country="US" fo:font-weight="normal" officeooo:rsid="0015050a" style:font-weight-asian="normal" style:font-weight-complex="normal"/>
    </style:style>
    <style:style style:name="T13" style:family="text">
      <style:text-properties style:font-name="Arial" fo:language="en" fo:country="US" fo:font-weight="normal" officeooo:rsid="002cf2ba" style:font-weight-asian="normal" style:font-weight-complex="normal"/>
    </style:style>
    <style:style style:name="T14" style:family="text">
      <style:text-properties style:font-name="Arial" fo:language="en" fo:country="US" fo:font-weight="normal" officeooo:rsid="002ed697" style:font-weight-asian="normal" style:font-weight-complex="normal"/>
    </style:style>
    <style:style style:name="T15" style:family="text">
      <style:text-properties style:font-name="Arial" fo:language="en" fo:country="US" officeooo:rsid="000dcd96"/>
    </style:style>
    <style:style style:name="T16" style:family="text">
      <style:text-properties style:font-name="Arial" fo:language="en" fo:country="US" officeooo:rsid="00120723"/>
    </style:style>
    <style:style style:name="T17" style:family="text">
      <style:text-properties style:font-name="Arial" fo:language="en" fo:country="US" officeooo:rsid="0015050a"/>
    </style:style>
    <style:style style:name="T18" style:family="text">
      <style:text-properties style:font-name="Arial" fo:language="en" fo:country="US" officeooo:rsid="00152ed9"/>
    </style:style>
    <style:style style:name="T19" style:family="text">
      <style:text-properties style:font-name="Arial" fo:language="en" fo:country="US" officeooo:rsid="0017b47c"/>
    </style:style>
    <style:style style:name="T20" style:family="text">
      <style:text-properties style:font-name="Arial" fo:language="en" fo:country="US" officeooo:rsid="0020259f"/>
    </style:style>
    <style:style style:name="T21" style:family="text">
      <style:text-properties style:font-name="Arial" fo:language="en" fo:country="US" officeooo:rsid="00246566"/>
    </style:style>
    <style:style style:name="T22" style:family="text">
      <style:text-properties style:font-name="Arial" fo:language="en" fo:country="US" officeooo:rsid="000bfc5c"/>
    </style:style>
    <style:style style:name="T23" style:family="text">
      <style:text-properties style:font-name="Arial" fo:language="en" fo:country="US" officeooo:rsid="002454cf"/>
    </style:style>
    <style:style style:name="T24" style:family="text">
      <style:text-properties style:font-name="Arial" fo:language="en" fo:country="US" officeooo:rsid="0017cbee"/>
    </style:style>
    <style:style style:name="T25" style:family="text">
      <style:text-properties style:font-name="Arial" fo:language="en" fo:country="US" officeooo:rsid="0019816c"/>
    </style:style>
    <style:style style:name="T26" style:family="text">
      <style:text-properties style:font-name="Arial" fo:language="en" fo:country="US" officeooo:rsid="002c098f"/>
    </style:style>
    <style:style style:name="T27" style:family="text">
      <style:text-properties style:font-name="Arial" fo:language="en" fo:country="US" officeooo:rsid="002ed697"/>
    </style:style>
    <style:style style:name="T28" style:family="text">
      <style:text-properties style:font-name="Arial" officeooo:rsid="0026375a"/>
    </style:style>
    <style:style style:name="T29" style:family="text">
      <style:text-properties style:font-name="Arial" officeooo:rsid="0026ba28"/>
    </style:style>
    <style:style style:name="T30" style:family="text">
      <style:text-properties style:font-name="Arial" officeooo:rsid="002cf2ba"/>
    </style:style>
    <style:style style:name="T31" style:family="text">
      <style:text-properties fo:color="#bf714a" fo:language="en" fo:country="US"/>
    </style:style>
    <style:style style:name="T32" style:family="text">
      <style:text-properties fo:color="#bf714a" fo:language="en" fo:country="US" officeooo:rsid="000bfc5c"/>
    </style:style>
    <style:style style:name="T33" style:family="text">
      <style:text-properties fo:color="#bf714a" fo:language="en" fo:country="US" officeooo:rsid="000f67da"/>
    </style:style>
    <style:style style:name="T34" style:family="text">
      <style:text-properties fo:color="#bf714a" fo:language="en" fo:country="US" officeooo:rsid="000dcd96"/>
    </style:style>
    <style:style style:name="T35" style:family="text">
      <style:text-properties fo:color="#bf714a" fo:language="en" fo:country="US" officeooo:rsid="0015050a"/>
    </style:style>
    <style:style style:name="T36" style:family="text">
      <style:text-properties fo:color="#bf714a" fo:language="en" fo:country="US" officeooo:rsid="0017b47c"/>
    </style:style>
    <style:style style:name="T37" style:family="text">
      <style:text-properties fo:color="#bf714a" fo:language="en" fo:country="US" officeooo:rsid="001a38c2"/>
    </style:style>
    <style:style style:name="T38" style:family="text">
      <style:text-properties fo:color="#bf714a" style:font-name="Georgia1" fo:language="en" fo:country="US" officeooo:rsid="0019816c"/>
    </style:style>
    <style:style style:name="T39" style:family="text">
      <style:text-properties fo:color="#bf714a" style:font-name="Georgia1" fo:language="en" fo:country="US" officeooo:rsid="000dcd96"/>
    </style:style>
    <style:style style:name="T40" style:family="text">
      <style:text-properties fo:font-variant="normal" fo:text-transform="none" fo:color="#bf714a" style:font-name="Georgia1" fo:font-size="11pt" fo:letter-spacing="normal" fo:language="en" fo:country="US" fo:font-style="normal" fo:font-weight="bold" officeooo:rsid="0019816c" style:font-size-asian="11pt" style:font-size-complex="11pt"/>
    </style:style>
    <style:style style:name="T41" style:family="text">
      <style:text-properties fo:font-variant="normal" fo:text-transform="none" fo:color="#bf714a" style:font-name="Georgia1" fo:font-size="11pt" fo:letter-spacing="normal" fo:language="en" fo:country="US" fo:font-style="normal" fo:font-weight="bold" officeooo:rsid="0026375a" style:font-size-asian="11pt" style:font-size-complex="11pt"/>
    </style:style>
    <style:style style:name="T42" style:family="text">
      <style:text-properties fo:font-variant="normal" fo:text-transform="none" fo:color="#bf714a" style:font-name="Georgia1" fo:font-size="11pt" fo:letter-spacing="normal" fo:language="en" fo:country="US" fo:font-style="normal" fo:font-weight="bold" officeooo:rsid="002ae241" style:font-size-asian="11pt" style:font-size-complex="11pt"/>
    </style:style>
    <style:style style:name="T43" style:family="text">
      <style:text-properties fo:font-variant="normal" fo:text-transform="none" fo:color="#bf714a" style:font-name="Georgia1" fo:font-size="11pt" fo:letter-spacing="normal" fo:font-style="normal" fo:font-weight="bold" officeooo:rsid="0026375a" style:font-size-asian="11pt" style:font-size-complex="11pt"/>
    </style:style>
    <style:style style:name="T44" style:family="text">
      <style:text-properties fo:font-variant="normal" fo:text-transform="none" fo:color="#bf714a" style:font-name="Georgia1" fo:font-size="11pt" fo:letter-spacing="normal" fo:font-style="normal" fo:font-weight="bold" officeooo:rsid="002ae241" style:font-size-asian="11pt" style:font-size-complex="11pt"/>
    </style:style>
    <style:style style:name="T45" style:family="text">
      <style:text-properties fo:font-variant="normal" fo:text-transform="none" fo:font-size="11pt" fo:letter-spacing="normal" fo:language="en" fo:country="US" fo:font-style="normal" fo:font-weight="normal" style:font-size-asian="11pt" style:font-size-complex="11pt"/>
    </style:style>
    <style:style style:name="T46" style:family="text">
      <style:text-properties fo:font-variant="normal" fo:text-transform="none" fo:font-size="11pt" fo:letter-spacing="normal" fo:language="en" fo:country="US" fo:font-style="normal" fo:font-weight="normal" officeooo:rsid="002ae241" style:font-size-asian="11pt" style:font-size-complex="11pt"/>
    </style:style>
    <style:style style:name="T47" style:family="text">
      <style:text-properties fo:font-variant="normal" fo:text-transform="none" fo:font-size="11pt" fo:letter-spacing="normal" fo:language="en" fo:country="US" fo:font-style="normal" fo:font-weight="normal" officeooo:rsid="002e4426" style:font-size-asian="11pt" style:font-size-complex="11pt"/>
    </style:style>
    <style:style style:name="T48" style:family="text">
      <style:text-properties fo:font-variant="normal" fo:text-transform="none" fo:font-size="11pt" fo:letter-spacing="normal" fo:language="en" fo:country="US" fo:font-style="normal" fo:font-weight="normal" officeooo:rsid="002ed697" style:font-size-asian="11pt" style:font-size-complex="11pt"/>
    </style:style>
    <style:style style:name="T49" style:family="text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T50" style:family="text">
      <style:text-properties fo:font-variant="normal" fo:text-transform="none" fo:color="#222222" style:font-name="Arial" fo:font-size="11pt" fo:letter-spacing="normal" fo:font-style="normal" fo:font-weight="normal" officeooo:rsid="0026375a" style:font-size-asian="11pt" style:font-size-complex="11pt"/>
    </style:style>
    <style:style style:name="T51" style:family="text">
      <style:text-properties fo:color="#0c628d" fo:language="en" fo:country="US" officeooo:rsid="000f67da"/>
    </style:style>
    <style:style style:name="T52" style:family="text">
      <style:text-properties officeooo:rsid="001a8c29"/>
    </style:style>
    <style:style style:name="T53" style:family="text">
      <style:text-properties officeooo:rsid="0026ba28"/>
    </style:style>
    <style:style style:name="T54" style:family="text">
      <style:text-properties officeooo:rsid="000b01a9"/>
    </style:style>
    <style:style style:name="T55" style:family="text">
      <style:text-properties style:font-name="Arial"/>
    </style:style>
    <style:style style:name="T56" style:family="text">
      <style:text-properties style:font-name="Arial" officeooo:rsid="002ae241"/>
    </style:style>
    <style:style style:name="T57" style:family="text">
      <style:text-properties style:font-name="Arial" fo:language="en" fo:country="US"/>
    </style:style>
    <style:style style:name="T58" style:family="text">
      <style:text-properties style:font-name="Arial" fo:language="en" fo:country="US" officeooo:rsid="002c098f"/>
    </style:style>
    <style:style style:name="T59" style:family="text">
      <style:text-properties style:font-name="Arial" fo:language="en" fo:country="US" fo:font-weight="normal" style:font-weight-asian="normal" style:font-weight-complex="normal"/>
    </style:style>
    <style:style style:name="T60" style:family="text">
      <style:text-properties style:font-name="Arial" fo:language="en" fo:country="US" fo:font-weight="normal" officeooo:rsid="002cf2ba" style:font-weight-asian="normal" style:font-weight-complex="normal"/>
    </style:style>
    <style:style style:name="T61" style:family="text">
      <style:text-properties style:font-name="Arial" fo:language="en" fo:country="US" fo:font-weight="normal" officeooo:rsid="002ed697" style:font-weight-asian="normal" style:font-weight-complex="normal"/>
    </style:style>
    <style:style style:name="T62" style:family="text">
      <style:text-properties style:font-name="Arial" fo:language="en" fo:country="US" officeooo:rsid="002ae241"/>
    </style:style>
    <style:style style:name="T63" style:family="text">
      <style:text-properties style:font-name="Arial" officeooo:rsid="002cf2ba"/>
    </style:style>
    <style:style style:name="T64" style:family="text">
      <style:text-properties officeooo:rsid="002cf2ba"/>
    </style:style>
    <style:style style:name="T65" style:family="text">
      <style:text-properties officeooo:rsid="002e4426"/>
    </style:style>
    <style:style style:name="T66" style:family="text">
      <style:text-properties fo:font-size="20pt" style:font-size-asian="20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Russell Chapman</text:p>
      <text:p text:style-name="P13"/>
      <text:p text:style-name="P14"><text:a xlink:type="simple" xlink:href="mailto:chpmnrssll@gmail.com" text:style-name="Internet_20_link" text:visited-style-name="Visited_20_Internet_20_Link"><text:span text:style-name="T54">chpmnrssll</text:span></text:a><text:a xlink:type="simple" xlink:href="mailto:chpmnrssll@gmail.com" text:style-name="Internet_20_link" text:visited-style-name="Visited_20_Internet_20_Link">@</text:a><text:a xlink:type="simple" xlink:href="mailto:chpmnrssll@gmail.com" text:style-name="Internet_20_link" text:visited-style-name="Visited_20_Internet_20_Link"><text:span text:style-name="T54">gmail</text:span></text:a><text:a xlink:type="simple" xlink:href="mailto:chpmnrssll@gmail.com" text:style-name="Internet_20_link" text:visited-style-name="Visited_20_Internet_20_Link">.com</text:a></text:p>
      <text:p text:style-name="P12">429 Navajo Ave, Simla CO</text:p>
      <text:p text:style-name="P15"><text:span text:style-name="T6">(</text:span><text:span text:style-name="T7">719</text:span><text:span text:style-name="T6">) </text:span><text:span text:style-name="T19">541-5607</text:span></text:p>
      <text:p text:style-name="P11"/>
      <text:p text:style-name="P35"><text:span text:style-name="T45">I've been programming for more than 20 years and have </text:span><text:span text:style-name="T46">been a</text:span><text:span text:style-name="T45"> freelanc</text:span><text:span text:style-name="T46">e full stack developer</text:span><text:span text:style-name="T45"> since 201</text:span><text:span text:style-name="T46">3</text:span><text:span text:style-name="T45">. </text:span><text:span text:style-name="T46">I've worked on many different types of web related projects ranging from advanced content management systems and web apps to static websites. </text:span><text:span text:style-name="T48">Below</text:span><text:span text:style-name="T47"> are a few (</text:span><text:span text:style-name="T48">out </text:span><text:span text:style-name="T47">of many) </text:span><text:span text:style-name="T48">examples</text:span><text:span text:style-name="T47"> </text:span><text:span text:style-name="T48">of </text:span><text:span text:style-name="T47">projects I’ve worked on recently.</text:span></text:p>
      <text:p text:style-name="P36"/>
      <text:h text:style-name="P50" text:outline-level="4"><text:span text:style-name="Normal_20_Bold"><text:span text:style-name="T44">Gatsby.js static site</text:span></text:span><text:span text:style-name="Normal_20_Bold"><text:span text:style-name="T43"> conversion</text:span></text:span></text:h>
      <text:p text:style-name="P29"><text:span text:style-name="T62">01.2019</text:span><text:span text:style-name="T6"><text:tab/>Converted a 10 year old Google Site to React/Gatsby.js while retaining all of the original meta data, tags, and page routes for search engine ratings. It uses Netlify-CMS for managing patient reviews. </text:span><text:a xlink:type="simple" xlink:href="https://dentalcarearvada.netlify.com/" text:style-name="Internet_20_link" text:visited-style-name="Visited_20_Internet_20_Link"><text:span text:style-name="T26">https://dentalcarearvada.netlify.com/</text:span></text:a></text:p>
      <text:p text:style-name="P16"/>
      <text:h text:style-name="P49" text:outline-level="4"><text:span text:style-name="Normal_20_Bold"><text:span text:style-name="T41">WordPress</text:span></text:span><text:span text:style-name="Normal_20_Bold"><text:span text:style-name="T40"> </text:span></text:span><text:span text:style-name="Normal_20_Bold"><text:span text:style-name="T41">to Jekyll </text:span></text:span><text:span text:style-name="Normal_20_Bold"><text:span text:style-name="T42">static site </text:span></text:span><text:span text:style-name="Normal_20_Bold"><text:span text:style-name="T41">conversion</text:span></text:span></text:h>
      <text:p text:style-name="P43"><text:span text:style-name="T28">0</text:span><text:span text:style-name="T29">9</text:span><text:span text:style-name="T28">.2018 – 10.2018<text:tab/></text:span><text:span text:style-name="T49">Converted an existing WordPress/PHP site to a Jekyll static site </text:span><text:span text:style-name="T50">while maintaining all <text:tab/>theme elements and functionality</text:span><text:span text:style-name="T49">. Makes use of the Jekyll Archives plugin. <text:tab/></text:span><text:a xlink:type="simple" xlink:href="https://github.com/gwidgets/gwidgets.github.io/" text:style-name="Internet_20_link" text:visited-style-name="Visited_20_Internet_20_Link"><text:span text:style-name="T5">http://</text:span></text:a><text:a xlink:type="simple" xlink:href="https://github.com/gwidgets/gwidgets.github.io/" text:style-name="Internet_20_link" text:visited-style-name="Visited_20_Internet_20_Link"><text:span text:style-name="T29">www.g-widgets.com/</text:span></text:a></text:p>
      <text:p text:style-name="P44"/>
      <text:h text:style-name="P49" text:outline-level="4"><text:span text:style-name="Normal_20_Bold"><text:span text:style-name="T40">Multi-threaded Downloader</text:span></text:span></text:h>
      <text:p text:style-name="P41"><text:span text:style-name="T52">05.2018 – 07.2018<text:tab/>A browser based multithreaded downloader implemented in Javascript. Uses HTTP range requests, HTML5 Filesystem API, and Web Streams API to download multiple chunks of a file in parallel. Works with Backblaze-B2 and Google Drive.</text:span></text:p>
      <text:p text:style-name="P42"><text:span text:style-name="T5"><text:tab/></text:span><text:a xlink:type="simple" xlink:href="https://github.com/Backblaze-B2-Samples/multithreaded-downloader-js" text:style-name="Internet_20_link" text:visited-style-name="Visited_20_Internet_20_Link"><text:span text:style-name="T30">https://github.com/Backblaze-B2-Samples/multithreaded-downloader-js</text:span></text:a></text:p>
      <text:p text:style-name="P40"/>
      <text:p text:style-name="P43"><text:span text:style-name="Normal_20_Bold"><text:span text:style-name="T38">Portfolio</text:span></text:span><text:span text:style-name="Normal_20_Bold"><text:span text:style-name="T39"> </text:span></text:span><text:span text:style-name="Normal_20_Bold"><text:span text:style-name="T38">Site</text:span></text:span></text:p>
      <text:p text:style-name="P39"><text:span text:style-name="Normal_20_Bold"><text:span text:style-name="T14">Current</text:span></text:span><text:span text:style-name="Normal_20_Bold"><text:span text:style-name="T8"><text:tab/>My portfolio site is a progressive web app with both Jekyll and VuePress versions. You'll find more about other projects I've worked on under the "Development Portfolio" or "Development History" sections: </text:span></text:span><text:a xlink:type="simple" xlink:href="https://chpmnrssll.github.io/" text:style-name="Internet_20_link" text:visited-style-name="Visited_20_Internet_20_Link"><text:span text:style-name="Normal_20_Bold"><text:span text:style-name="T8">https://chpmnrssll.github.io/</text:span></text:span></text:a></text:p>
      <text:p text:style-name="Text_20_body"><text:span text:style-name="Normal_20_Bold"><text:span text:style-name="T13"/></text:span></text:p>
      <text:h text:style-name="P47" text:outline-level="1"><text:span text:style-name="T51">Skills</text:span></text:h>
      <text:p text:style-name="P24"><text:span text:style-name="T2">I commonly use the following technologies in my projects and am </text:span><text:span text:style-name="T4">not afraid of</text:span><text:span text:style-name="T2"> learning more.</text:span></text:p>
      <text:p text:style-name="P30"><text:span text:style-name="T51"/></text:p>
      <text:list xml:id="list2216544969" text:style-name="L4">
        <text:list-item>
          <text:p text:style-name="P31"><text:span text:style-name="T5">JAMstack &amp; Static site generators (Jekyll, VuePress, Nuxt.js, Gatsby.</text:span><text:span text:style-name="T30">js</text:span><text:span text:style-name="T5">)</text:span></text:p>
        </text:list-item>
      </text:list>
      <text:list xml:id="list1083127442" text:style-name="L5">
        <text:list-item>
          <text:p text:style-name="P25">Content management systems (WordPress, Netlify-<text:span text:style-name="T64">CMS</text:span>)</text:p>
        </text:list-item>
        <text:list-item>
          <text:p text:style-name="P25">Responsive design, SEO, site optimization</text:p>
        </text:list-item>
        <text:list-item>
          <text:p text:style-name="P25">JavaScript, Node.js, PHP, Google Apps Script</text:p>
        </text:list-item>
        <text:list-item>
          <text:p text:style-name="P25">Vue.js, React, Backbone.js, jQuery, Express.js</text:p>
        </text:list-item>
        <text:list-item>
          <text:p text:style-name="P27"><text:span text:style-name="T5">Canvas, WebGL, SVG</text:span></text:p>
        </text:list-item>
        <text:list-item>
          <text:p text:style-name="P27"><text:span text:style-name="T5">Bower, Gulp, Grunt, Webpack</text:span></text:p>
        </text:list-item>
        <text:list-item>
          <text:p text:style-name="P27">HTML5, CSS3, BEM, Sass, Stylus</text:p>
        </text:list-item>
        <text:list-item>
          <text:p text:style-name="P25">DevOps, CI/CD, Docker, Linux, Git</text:p>
        </text:list-item>
        <text:list-item>
          <text:p text:style-name="P26">API, <text:span text:style-name="T65">REST, GraphQL</text:span>, PWA, SPA, <text:span text:style-name="T65">MVC</text:span></text:p>
        </text:list-item>
        <text:list-item>
          <text:p text:style-name="P27">MongoDB, SQL, CSV, XML</text:p>
          <text:p text:style-name="P38"><text:span text:style-name="T5"/></text:p>
        </text:list-item>
      </text:list>
      <text:p text:style-name="P37"/>
      <text:h text:style-name="P45" text:outline-level="1"><text:soft-page-break/><text:span text:style-name="T66">Experience</text:span></text:h>
      <text:p text:style-name="P10"/>
      <text:p text:style-name="P2"><text:span text:style-name="Normal_20_Bold"><text:span text:style-name="T31">UpWork / oDesk – Full Stack Developer</text:span></text:span></text:p>
      <text:p text:style-name="P3"><text:span text:style-name="Normal_20_Bold"><text:span text:style-name="T8">20</text:span></text:span><text:span text:style-name="Normal_20_Bold"><text:span text:style-name="T9">1</text:span></text:span><text:span text:style-name="Normal_20_Bold"><text:span text:style-name="T8">3 </text:span></text:span><text:span text:style-name="Normal_20_Bold"><text:span text:style-name="T10">~</text:span></text:span><text:span text:style-name="Normal_20_Bold"><text:span text:style-name="T8"> present<text:tab/></text:span></text:span><text:span text:style-name="Normal_20_Bold"><text:span text:style-name="T10">Worked with various clients (worldwide) as a freelance </text:span></text:span><text:span text:style-name="Normal_20_Bold"><text:span text:style-name="T13">full stack </text:span></text:span><text:span text:style-name="Normal_20_Bold"><text:span text:style-name="T10">developer.</text:span></text:span></text:p>
      <text:p text:style-name="P3"><text:span text:style-name="Normal_20_Bold"><text:span text:style-name="T11"><text:tab/>Detailed </text:span></text:span><text:span text:style-name="Normal_20_Bold"><text:span text:style-name="T14">project, </text:span></text:span><text:span text:style-name="Normal_20_Bold"><text:span text:style-name="T13">client </text:span></text:span><text:span text:style-name="Normal_20_Bold"><text:span text:style-name="T11">history, and feedback </text:span></text:span><text:span text:style-name="Normal_20_Bold"><text:span text:style-name="T12">is</text:span></text:span><text:span text:style-name="Normal_20_Bold"><text:span text:style-name="T11"> available on my upWork profile page:</text:span></text:span></text:p>
      <text:p text:style-name="P3"><text:span text:style-name="Normal_20_Bold"><text:span text:style-name="T11"><text:tab/></text:span></text:span><text:a xlink:type="simple" xlink:href="https://www.upwork.com/fl/russellchapman" text:style-name="Internet_20_link" text:visited-style-name="Visited_20_Internet_20_Link"><text:span text:style-name="Normal_20_Bold"><text:span text:style-name="T8">https://www.upwork.com/fl/russellchapman</text:span></text:span></text:a></text:p>
      <text:p text:style-name="P6"/>
      <text:p text:style-name="P8"><text:span text:style-name="Normal_20_Bold"><text:span text:style-name="T32">Like Minds Design</text:span></text:span><text:span text:style-name="Normal_20_Bold"><text:span text:style-name="T31"> – </text:span></text:span><text:span text:style-name="Normal_20_Bold"><text:span text:style-name="T33">PHP </text:span></text:span><text:span text:style-name="Normal_20_Bold"><text:span text:style-name="T32">Developer</text:span></text:span></text:p>
      <text:p text:style-name="P33"><text:span text:style-name="T6">03.20</text:span><text:span text:style-name="T22">13</text:span><text:span text:style-name="T6"> – 0</text:span><text:span text:style-name="T22">7</text:span><text:span text:style-name="T6">.2013<text:tab/></text:span><text:span text:style-name="T16">Developed custom WordPress membership </text:span><text:span text:style-name="T26">site and </text:span><text:span text:style-name="T16">plugin </text:span><text:span text:style-name="T26">for the</text:span><text:span text:style-name="T16"> </text:span><text:span text:style-name="T6">Mississippi Court <text:tab/>Reporters Association: </text:span><text:a xlink:type="simple" xlink:href="http://mscra.com/" text:style-name="Internet_20_link" text:visited-style-name="Visited_20_Internet_20_Link"><text:span text:style-name="T6">http://mscra.com/</text:span></text:a></text:p>
      <text:p text:style-name="P33"><text:span text:style-name="T17"><text:tab/></text:span><text:span text:style-name="T27">More info: </text:span><text:a xlink:type="simple" xlink:href="https://chpmnrssll.github.io/posts/about/MCRA" text:style-name="Internet_20_link" text:visited-style-name="Visited_20_Internet_20_Link"><text:span text:style-name="T18">https://chpmnrssll.github.io/</text:span></text:a><text:a xlink:type="simple" xlink:href="https://chpmnrssll.github.io/posts/about/MCRA" text:style-name="Internet_20_link" text:visited-style-name="Visited_20_Internet_20_Link"><text:span text:style-name="T21">vuepress/pages</text:span></text:a><text:a xlink:type="simple" xlink:href="https://chpmnrssll.github.io/posts/about/MCRA" text:style-name="Internet_20_link" text:visited-style-name="Visited_20_Internet_20_Link"><text:span text:style-name="T18">/</text:span></text:a><text:a xlink:type="simple" xlink:href="https://chpmnrssll.github.io/posts/about/MCRA" text:style-name="Internet_20_link" text:visited-style-name="Visited_20_Internet_20_Link"><text:span text:style-name="T21">portfolio</text:span></text:a><text:a xlink:type="simple" xlink:href="https://chpmnrssll.github.io/posts/about/MCRA" text:style-name="Internet_20_link" text:visited-style-name="Visited_20_Internet_20_Link"><text:span text:style-name="T18">/</text:span></text:a><text:a xlink:type="simple" xlink:href="https://chpmnrssll.github.io/posts/about/MCRA" text:style-name="Internet_20_link" text:visited-style-name="Visited_20_Internet_20_Link"><text:span text:style-name="T21">mcra/</text:span></text:a></text:p>
      <text:p text:style-name="P1"/>
      <text:p text:style-name="Standard"><text:span text:style-name="Normal_20_Bold"><text:span text:style-name="T37">Freelance</text:span></text:span><text:span text:style-name="Normal_20_Bold"><text:span text:style-name="T31"> – </text:span></text:span><text:span text:style-name="Normal_20_Bold"><text:span text:style-name="T37">Web </text:span></text:span><text:span text:style-name="Normal_20_Bold"><text:span text:style-name="T35">D</text:span></text:span><text:span text:style-name="Normal_20_Bold"><text:span text:style-name="T34">eveloper</text:span></text:span></text:p>
      <text:p text:style-name="Standard"><text:span text:style-name="T17">1999</text:span><text:span text:style-name="T6"> </text:span><text:span text:style-name="T17">~</text:span><text:span text:style-name="T6"> </text:span><text:span text:style-name="T17">2013<text:tab/>Developed several web</text:span><text:span text:style-name="T6">sit</text:span><text:span text:style-name="T15">e</text:span><text:span text:style-name="T17">s ranging from static HTML to custom content management systems in PHP:</text:span><text:span text:style-name="T15"> </text:span><text:a xlink:type="simple" xlink:href="https://chpmnrssll.github.io/vuepress/pages/about/history/" text:style-name="Internet_20_link" text:visited-style-name="Visited_20_Internet_20_Link"><text:span text:style-name="T20">https://chpmnrssll.github.io/vuepress/pages/about/history/</text:span></text:a></text:p>
      <text:p text:style-name="P1"/>
      <text:p text:style-name="P9"><text:span text:style-name="Normal_20_Bold"><text:span text:style-name="T36">Other</text:span></text:span></text:p>
      <text:p text:style-name="P9"><text:span text:style-name="T19">200</text:span><text:span text:style-name="T25">5</text:span><text:span text:style-name="T6"> </text:span><text:span text:style-name="T17">~</text:span><text:span text:style-name="T6"> </text:span><text:span text:style-name="T17">201</text:span><text:span text:style-name="T25">0</text:span><text:span text:style-name="T17"><text:tab/></text:span><text:span text:style-name="T19">ASE certified diesel mechanic, parts counter, </text:span><text:span text:style-name="T23">and </text:span><text:span text:style-name="T19">service writer at Travel Centers of America </text:span><text:span text:style-name="T24">in Limon, CO</text:span><text:span text:style-name="T19">. Also contracted as on-call/emergency roadside service provider in </text:span><text:span text:style-name="T24">the </text:span><text:span text:style-name="T19">Colorado Springs area.</text:span></text:p>
      <text:p text:style-name="P17"/>
      <text:p text:style-name="P17"/>
      <text:h text:style-name="P46" text:outline-level="1">Education</text:h>
      <text:p text:style-name="P4"/>
      <text:p text:style-name="P4"><text:span text:style-name="Normal_20_Bold"><text:span text:style-name="T34">edX/BerkeleyX</text:span></text:span><text:span text:style-name="Normal_20_Bold"><text:span text:style-name="T31"> – </text:span></text:span><text:span text:style-name="Normal_20_Bold"><text:span text:style-name="T34">Computer Science</text:span></text:span></text:p>
      <text:p text:style-name="P34"><text:span text:style-name="T6">201</text:span><text:span text:style-name="T15">2<text:tab/></text:span><text:span text:style-name="T6">CS169.1x: Software as a Service - SaaS, Ruby on Rails <text:tab/></text:span><text:a xlink:type="simple" xlink:href="https://verify.edx.org/cert/5e306e9de87e4b699e30024caa925ff7" text:style-name="Internet_20_link" text:visited-style-name="Visited_20_Internet_20_Link"><text:span text:style-name="T6">https://verify.edx.org/cert/5e306e9de87e4b699e30024caa925ff7</text:span></text:a></text:p>
      <text:list xml:id="list3979412910" text:style-name="L2">
        <text:list-header>
          <text:p text:style-name="P18"/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2"><text:span text:style-name="T6">CS188.1x: Artificial Intelligence - Machine Learning, Python </text:span><text:a xlink:type="simple" xlink:href="https://verify.edx.org/cert/3e462d2a82e94c4da653c63924dbc56a" text:style-name="Internet_20_link" text:visited-style-name="Visited_20_Internet_20_Link"><text:span text:style-name="T6">https://verify.edx.org/cert/3e462d2a82e94c4da653c63924dbc56a</text:span></text:a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5"/>
      <text:p text:style-name="P1"/>
      <text:p text:style-name="P4"><text:span text:style-name="Normal_20_Bold"><text:span text:style-name="T34">Pikes Peak</text:span></text:span><text:span text:style-name="Normal_20_Bold"><text:span text:style-name="T33"> Community College – Computer Science</text:span></text:span></text:p>
      <text:p text:style-name="P7"><text:span text:style-name="T3">1997</text:span><text:span text:style-name="T2"> </text:span><text:span text:style-name="T3">~</text:span><text:span text:style-name="T2"> 20</text:span><text:span text:style-name="T3">11<text:tab/></text:span><text:span text:style-name="T2">DRT 283 - Advanced Animation</text:span></text:p>
      <text:list xml:id="list1715474728" text:style-name="L3">
        <text:list-header>
          <text:p text:style-name="P23"><text:span text:style-name="T6">DRT 201 - Intro to Computer Animation</text:span></text:p>
          <text:p text:style-name="P19">CSC 161 - Computer Science II,‭ C++</text:p>
          <text:p text:style-name="P19">CSC 160 - Computer Science I, C++</text:p>
          <text:p text:style-name="P19">AST 102 - Astronomy II *</text:p>
          <text:p text:style-name="P19">AST 101 - Astronomy I *</text:p>
          <text:p text:style-name="P20">SPS 101 – Spaceflight *</text:p>
          <text:p text:style-name="P20">MAT 075 – Pre-Algebra</text:p>
        </text:list-header>
      </text:list>
      <text:p text:style-name="P32"/>
      <text:list xml:id="list163233803612498" text:continue-numbering="true" text:style-name="L3">
        <text:list-header>
          <text:p text:style-name="P21">* NASA Scholorship program</text:p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 SSm" svg:font-family="'Gotham SSm', Helvetica, Arial, sans-serif"/>
    <style:font-face style:name="Georgia1" svg:font-family="Georgia" style:font-family-generic="roman"/>
    <style:font-face style:name="Arial" svg:font-family="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5in" fo:margin-right="0in" fo:orphans="2" fo:widows="2" fo:text-indent="-1.5in" style:auto-text-indent="false" style:writing-mode="lr-tb">
        <style:tab-stops>
          <style:tab-stop style:position="1.5in"/>
        </style:tab-stops>
      </style:paragraph-properties>
      <style:text-properties style:use-window-font-color="true" style:font-name="Georgia" fo:font-family="Georgia" style:font-family-generic="roman" style:font-pitch="variable" fo:font-size="11pt" fo:language="fr" fo:country="FR" style:font-name-asian="Calibri" style:font-family-asian="Calibri" style:font-family-generic-asian="swiss" style:font-pitch-asian="variable" style:font-size-asian="11pt" style:font-name-complex="Georgia" style:font-family-complex="Georgia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.0693in" loext:contextual-spacing="false">
        <style:tab-stops>
          <style:tab-stop style:position="1.5in"/>
        </style:tab-stops>
      </style:paragraph-properties>
      <style:text-properties fo:color="#f38630" fo:font-size="14pt" fo:language="none" fo:country="none" fo:font-weight="bold" style:font-size-asian="14pt" style:font-weight-asian="bold" style:font-size-complex="14pt"/>
    </style:style>
    <style:style style:name="Position_20_Title" style:display-name="Position Title" style:family="paragraph">
      <style:paragraph-properties fo:orphans="2" fo:widows="2">
        <style:tab-stops>
          <style:tab-stop style:position="1.5in"/>
        </style:tab-stops>
      </style:paragraph-properties>
      <style:text-properties fo:color="#f38630" style:font-name="Georgia" fo:font-family="Georgia" style:font-family-generic="roman" style:font-pitch="variable" fo:font-size="11pt" fo:language="en" fo:country="US" style:font-name-asian="Calibri" style:font-family-asian="Calibri" style:font-family-generic-asian="swiss" style:font-pitch-asian="variable" style:font-size-asian="11pt" style:language-asian="none" style:country-asian="none" style:font-name-complex="Georgia" style:font-family-complex="Georgia" style:font-family-generic-complex="roman" style:font-pitch-complex="variable" style:font-size-complex="11pt" style:language-complex="ar" style:country-complex="SA"/>
    </style:style>
    <style:style style:name="Name" style:family="paragraph" style:parent-style-name="Standard">
      <style:paragraph-properties>
        <style:tab-stops>
          <style:tab-stop style:position="1.5in"/>
        </style:tab-stops>
      </style:paragraph-properties>
      <style:text-properties fo:font-size="26pt" fo:font-weight="bold" style:font-size-asian="26pt" style:font-weight-asian="bold" style:font-size-complex="26pt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in" fo:margin-right="0in" fo:margin-top="0.1945in" fo:margin-bottom="0.1945in" loext:contextual-spacing="false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DejaVu Serif" fo:font-family="'DejaVu Serif'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>
      <style:text-properties fo:color="#f38630" style:font-name="Georgia" fo:font-family="Georgia" style:font-family-generic="roman" style:font-pitch="variable" fo:font-size="14pt" fo:font-weight="bold" style:font-size-asian="14pt" style:font-weight-asian="bold" style:font-name-complex="Georgia" style:font-family-complex="Georgia" style:font-family-generic-complex="roman" style:font-pitch-complex="variable" style:font-size-complex="14pt"/>
    </style:style>
    <style:style style:name="Normal_20_Bold" style:display-name="Normal Bold" style:family="text">
      <style:text-properties fo:font-weight="bold" style:font-weight-asian="bold"/>
    </style:style>
    <style:style style:name="Header_20_Char" style:display-name="Header Char" style:family="text">
      <style:text-properties style:font-name="Georgia" fo:font-family="Georgia" style:font-family-generic="roman" style:font-pitch="variable" fo:font-size="11pt" fo:language="fr" fo:country="FR" style:font-size-asian="11pt" style:font-name-complex="Georgia" style:font-family-complex="Georgia" style:font-family-generic-complex="roman" style:font-pitch-complex="variable" style:font-size-complex="11pt"/>
    </style:style>
    <style:style style:name="Footer_20_Char" style:display-name="Footer Char" style:family="text">
      <style:text-properties style:font-name="Georgia" fo:font-family="Georgia" style:font-family-generic="roman" style:font-pitch="variable" fo:font-size="11pt" fo:language="fr" fo:country="FR" style:font-size-asian="11pt" style:font-name-complex="Georgia" style:font-family-complex="Georgia" style:font-family-generic-complex="roman" style:font-pitch-complex="variable" style:font-size-complex="11pt"/>
    </style:style>
    <style:style style:name="_5f_tgc" style:display-name="_tgc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Cambria" style:font-name-complex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_5f_tgc"><text:span text:style-name="MT1">© </text:span></text:span><text:span text:style-name="MT1">This Free Resume Template is the copyright of Hloom.com. The unauthorized copying, sharing or distribution of copyrighted material is strictly prohibited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hloom.com</meta:initial-creator>
    <meta:creation-date>2018-03-15T23:20:00</meta:creation-date>
    <dc:date>2019-02-27T16:32:32.362744305</dc:date>
    <meta:editing-cycles>14</meta:editing-cycles>
    <meta:editing-duration>PT2H13M34S</meta:editing-duration>
    <meta:generator>LibreOffice/6.1.4.2$Linux_X86_64 LibreOffice_project/10$Build-2</meta:generator>
    <meta:document-statistic meta:table-count="0" meta:image-count="0" meta:object-count="0" meta:page-count="2" meta:paragraph-count="55" meta:word-count="501" meta:character-count="3562" meta:non-whitespace-character-count="3119"/>
  </office:meta>
</office:document-meta>
</file>